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Title" style:master-page-name="MP0" style:family="paragraph">
      <style:paragraph-properties fo:break-before="page"/>
    </style:style>
    <style:style style:name="P3" style:parent-style-name="Standard" style:family="paragraph">
      <style:paragraph-properties fo:text-align="center" fo:margin-bottom="0in" fo:line-height="200%"/>
      <style:text-properties style:font-name="Times New Roman" style:font-name-complex="Times New Roman" fo:font-size="12pt" style:font-size-asian="12pt" style:font-size-complex="12pt"/>
    </style:style>
    <style:style style:name="P4" style:parent-style-name="Standard" style:family="paragraph">
      <style:paragraph-properties fo:text-align="center" fo:margin-bottom="0in" fo:line-height="200%"/>
      <style:text-properties style:font-name="Times New Roman" style:font-name-complex="Times New Roman" fo:color="#000000" fo:font-size="12pt" style:font-size-asian="12pt" style:font-size-complex="12pt"/>
    </style:style>
    <style:style style:name="P5" style:parent-style-name="Standard" style:family="paragraph">
      <style:paragraph-properties fo:margin-bottom="0in" fo:line-height="200%"/>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style:text-position="super 66.6%"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style:text-position="super 66.6%"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style:text-position="super 66.6%" fo:font-size="12pt" style:font-size-asian="12pt" style:font-size-complex="12pt"/>
    </style:style>
    <style:style style:name="P12"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13" style:parent-style-name="Standard" style:family="paragraph">
      <style:paragraph-properties fo:margin-bottom="0in" fo:line-height="200%"/>
    </style:style>
    <style:style style:name="T14" style:parent-style-name="DefaultParagraphFont" style:family="text">
      <style:text-properties style:font-name="Times New Roman" style:font-name-complex="Times New Roman" style:text-position="super 66.6%"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Standard" style:family="paragraph">
      <style:paragraph-properties fo:margin-bottom="0in" fo:line-height="200%"/>
    </style:style>
    <style:style style:name="T17" style:parent-style-name="DefaultParagraphFont" style:family="text">
      <style:text-properties style:font-name="Times New Roman" style:font-name-complex="Times New Roman" style:text-position="super 66.6%"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P19" style:parent-style-name="Standard" style:family="paragraph">
      <style:paragraph-properties fo:margin-bottom="0in" fo:line-height="200%"/>
    </style:style>
    <style:style style:name="T20" style:parent-style-name="DefaultParagraphFont" style:family="text">
      <style:text-properties style:font-name="Times New Roman" style:font-name-complex="Times New Roman" style:text-position="super 66.6%"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Standard" style:family="paragraph">
      <style:paragraph-properties fo:margin-bottom="0in" fo:line-height="200%"/>
    </style:style>
    <style:style style:name="T24" style:parent-style-name="DefaultParagraphFont" style:family="text">
      <style:text-properties style:font-name="Times New Roman" style:font-name-complex="Times New Roman" style:text-position="super 66.6%"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P26"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7" style:parent-style-name="Standard" style:family="paragraph">
      <style:paragraph-properties fo:margin-bottom="0in" fo:line-height="200%"/>
      <style:text-properties style:font-name="Times New Roman" style:font-name-complex="Times New Roman" fo:font-size="12pt" style:font-size-asian="12pt" style:font-size-complex="12pt"/>
    </style:style>
    <style:style style:name="P28" style:parent-style-name="Standard" style:family="paragraph">
      <style:paragraph-properties fo:margin-bottom="0in" fo:line-height="200%"/>
    </style:style>
    <style:style style:name="T29" style:parent-style-name="DefaultParagraphFont" style:family="text">
      <style:text-properties style:font-name="Times New Roman" style:font-name-complex="Times New Roman" fo:font-size="12pt" style:font-size-asian="12pt" style:font-size-complex="12pt"/>
    </style:style>
    <style:style style:name="P30" style:parent-style-name="Heading1" style:family="paragraph">
      <style:paragraph-properties fo:break-before="page"/>
    </style:style>
    <style:style style:name="P31" style:parent-style-name="Standard" style:family="paragraph">
      <style:paragraph-properties fo:line-height="200%"/>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CommentReference" style:family="text">
      <style:text-properties fo:language="en" fo:country="US"/>
    </style:style>
    <style:style style:name="T35" style:parent-style-name="DefaultParagraphFont" style:family="text">
      <style:text-properties fo:font-size="14pt" style:font-size-asian="14pt"/>
    </style:style>
    <style:style style:name="T36" style:parent-style-name="DefaultParagraphFont" style:family="text">
      <style:text-properties fo:font-size="14pt" style:font-size-asian="14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P40" style:parent-style-name="Heading1" style:family="paragraph">
      <style:paragraph-properties fo:break-before="page"/>
    </style:style>
    <style:style style:name="P41" style:parent-style-name="Standard" style:family="paragraph">
      <style:paragraph-properties fo:line-height="200%"/>
    </style:style>
    <style:style style:name="T42" style:parent-style-name="DefaultParagraphFont" style:family="text">
      <style:text-properties style:font-name="Times New Roman" style:font-name-complex="Times New Roman" fo:font-size="12pt" style:font-size-asian="12pt" style:font-size-complex="12pt"/>
    </style:style>
    <style:style style:name="T43" style:parent-style-name="DefaultParagraphFont" style:family="text">
      <style:text-properties style:font-name="Times New Roman" style:font-name-complex="Times New Roman" fo:font-size="12pt" style:font-size-asian="12pt" style:font-size-complex="12pt"/>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style:text-position="super 66.6%"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style:text-position="super 66.6%"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style:style>
    <style:style style:name="P51" style:parent-style-name="Standard" style:family="paragraph">
      <style:paragraph-properties fo:line-height="200%"/>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style:text-position="super 66.6%"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T56" style:parent-style-name="CommentReference" style:family="text">
      <style:text-properties fo:language="en" fo:country="US"/>
    </style:style>
    <style:style style:name="T57" style:parent-style-name="DefaultParagraphFont" style:family="text">
      <style:text-properties style:font-name="Times New Roman" style:font-name-complex="Times New Roman" fo:font-size="12pt" style:font-size-asian="12pt" style:font-size-complex="12pt"/>
    </style:style>
    <style:style style:name="T58" style:parent-style-name="DefaultParagraphFont" style:family="text">
      <style:text-properties style:font-name="Times New Roman" style:font-name-complex="Times New Roman" fo:font-size="12pt" style:font-size-asian="12pt" style:font-size-complex="12pt"/>
    </style:style>
    <style:style style:name="T59" style:parent-style-name="DefaultParagraphFont" style:family="text">
      <style:text-properties style:font-name="Times New Roman" style:font-name-complex="Times New Roman" style:text-position="super 66.6%" fo:font-size="12pt" style:font-size-asian="12pt" style:font-size-complex="12pt"/>
    </style:style>
    <style:style style:name="T60" style:parent-style-name="DefaultParagraphFont" style:family="text">
      <style:text-properties style:font-name="Times New Roman" style:font-name-complex="Times New Roman" fo:font-size="12pt" style:font-size-asian="12pt" style:font-size-complex="12pt"/>
    </style:style>
    <style:style style:name="T61" style:parent-style-name="DefaultParagraphFont" style:family="text">
      <style:text-properties style:font-name="Times New Roman" style:font-name-complex="Times New Roman" style:text-position="super 66.6%"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P64" style:parent-style-name="Standard" style:family="paragraph">
      <style:paragraph-properties fo:line-height="200%" fo:text-indent="0.5in"/>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P69"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70" style:parent-style-name="Heading2"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71" style:parent-style-name="Standard" style:family="paragraph">
      <style:paragraph-properties fo:line-height="200%"/>
      <style:text-properties style:font-name="Times New Roman" style:font-name-complex="Times New Roman" fo:font-size="12pt" style:font-size-asian="12pt" style:font-size-complex="12pt"/>
    </style:style>
    <style:style style:name="P72" style:parent-style-name="Standard" style:family="paragraph">
      <style:paragraph-properties fo:line-height="200%"/>
      <style:text-properties style:font-name="Times New Roman" style:font-name-complex="Times New Roman" fo:font-size="12pt" style:font-size-asian="12pt" style:font-size-complex="12pt"/>
    </style:style>
    <style:style style:name="P73" style:parent-style-name="Standard" style:family="paragraph">
      <style:paragraph-properties fo:line-height="200%"/>
    </style:style>
    <style:style style:name="T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Times New Roman" style:font-name-complex="Times New Roman" fo:font-size="12pt" style:font-size-asian="12pt" style:font-size-complex="12pt"/>
    </style:style>
    <style:style style:name="P77" style:parent-style-name="Standard" style:family="paragraph">
      <style:paragraph-properties fo:line-height="200%"/>
    </style:style>
    <style:style style:name="P78" style:parent-style-name="Standard" style:family="paragraph">
      <style:paragraph-properties fo:line-height="200%"/>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P81" style:parent-style-name="Heading2"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82" style:parent-style-name="Standard" style:family="paragraph">
      <style:paragraph-properties fo:line-height="200%"/>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CommentReference" style:family="text">
      <style:text-properties fo:language="en" fo:country="US"/>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style:style>
    <style:style style:name="P90" style:parent-style-name="Standard" style:family="paragraph">
      <style:paragraph-properties fo:line-height="200%"/>
      <style:text-properties style:font-name="Times New Roman" style:font-name-complex="Times New Roman" fo:font-size="12pt" style:font-size-asian="12pt" style:font-size-complex="12pt"/>
    </style:style>
    <style:style style:name="P91" style:parent-style-name="Standard" style:family="paragraph">
      <style:paragraph-properties fo:line-height="200%"/>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style:text-position="super 66.6%"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style>
    <style:style style:name="P95" style:parent-style-name="Standard" style:family="paragraph">
      <style:paragraph-properties fo:line-height="200%"/>
      <style:text-properties style:font-name="Times New Roman" style:font-name-complex="Times New Roman" fo:font-weight="bold" style:font-weight-asian="bold" fo:font-style="italic" style:font-style-asian="italic" fo:font-size="12pt" style:font-size-asian="12pt" style:font-size-complex="12pt"/>
    </style:style>
    <style:style style:name="P96" style:parent-style-name="Standard" style:family="paragraph">
      <style:paragraph-properties fo:line-height="200%"/>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style:text-position="super 66.6%"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P104"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105" style:parent-style-name="Standard" style:family="paragraph">
      <style:paragraph-properties fo:line-height="200%"/>
      <style:text-properties style:font-name="Times New Roman" style:font-name-complex="Times New Roman" fo:font-size="12pt" style:font-size-asian="12pt" style:font-size-complex="12pt"/>
    </style:style>
    <style:style style:name="TableColumn107" style:family="table-column">
      <style:table-column-properties style:column-width="1.7465in" style:use-optimal-column-width="false"/>
    </style:style>
    <style:style style:name="TableColumn108" style:family="table-column">
      <style:table-column-properties style:column-width="2.625in" style:use-optimal-column-width="false"/>
    </style:style>
    <style:style style:name="TableColumn109" style:family="table-column">
      <style:table-column-properties style:column-width="1.25in" style:use-optimal-column-width="false"/>
    </style:style>
    <style:style style:name="Table106" style:family="table">
      <style:table-properties style:width="5.6215in" fo:margin-left="-0.0784in" table:align="left"/>
    </style:style>
    <style:style style:name="TableRow110" style:family="table-row">
      <style:table-row-properties style:use-optimal-row-height="false"/>
    </style:style>
    <style:style style:name="TableCell111" style:family="table-cell">
      <style:table-cell-properties fo:border="0.0069in solid #00000A" fo:background-color="#E7E6E6" fo:padding-top="0in" fo:padding-left="0.0784in" fo:padding-bottom="0in" fo:padding-right="0.075in"/>
    </style:style>
    <style:style style:name="P112"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13" style:family="table-cell">
      <style:table-cell-properties fo:border="0.0069in solid #00000A" fo:background-color="#E7E6E6" fo:padding-top="0in" fo:padding-left="0.0784in" fo:padding-bottom="0in" fo:padding-right="0.075in"/>
    </style:style>
    <style:style style:name="P114"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15" style:family="table-cell">
      <style:table-cell-properties fo:border="0.0069in solid #00000A" fo:background-color="#E7E6E6" fo:padding-top="0in" fo:padding-left="0.0784in" fo:padding-bottom="0in" fo:padding-right="0.075in"/>
    </style:style>
    <style:style style:name="P116"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17" style:family="table-row">
      <style:table-row-properties style:use-optimal-row-height="false"/>
    </style:style>
    <style:style style:name="TableCell118" style:family="table-cell">
      <style:table-cell-properties fo:border="0.0069in solid #00000A" fo:background-color="#E7E6E6" fo:padding-top="0in" fo:padding-left="0.0784in" fo:padding-bottom="0in" fo:padding-right="0.075in"/>
    </style:style>
    <style:style style:name="P119"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0" style:family="table-cell">
      <style:table-cell-properties fo:border="0.0069in solid #00000A" fo:background-color="#E7E6E6" fo:padding-top="0in" fo:padding-left="0.0784in" fo:padding-bottom="0in" fo:padding-right="0.075in"/>
    </style:style>
    <style:style style:name="P121"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2" style:family="table-cell">
      <style:table-cell-properties fo:border="0.0069in solid #00000A" fo:background-color="#E7E6E6" fo:padding-top="0in" fo:padding-left="0.0784in" fo:padding-bottom="0in" fo:padding-right="0.075in"/>
    </style:style>
    <style:style style:name="P123"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24" style:family="table-row">
      <style:table-row-properties style:use-optimal-row-height="false"/>
    </style:style>
    <style:style style:name="TableCell125" style:family="table-cell">
      <style:table-cell-properties fo:border="0.0069in solid #00000A" fo:background-color="#E7E6E6" fo:padding-top="0in" fo:padding-left="0.0784in" fo:padding-bottom="0in" fo:padding-right="0.075in"/>
    </style:style>
    <style:style style:name="P126"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7" style:family="table-cell">
      <style:table-cell-properties fo:border="0.0069in solid #00000A" fo:background-color="#E7E6E6" fo:padding-top="0in" fo:padding-left="0.0784in" fo:padding-bottom="0in" fo:padding-right="0.075in"/>
    </style:style>
    <style:style style:name="P128"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29" style:family="table-cell">
      <style:table-cell-properties fo:border="0.0069in solid #00000A" fo:background-color="#E7E6E6" fo:padding-top="0in" fo:padding-left="0.0784in" fo:padding-bottom="0in" fo:padding-right="0.075in"/>
    </style:style>
    <style:style style:name="P130"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31" style:family="table-row">
      <style:table-row-properties style:use-optimal-row-height="false"/>
    </style:style>
    <style:style style:name="TableCell132" style:family="table-cell">
      <style:table-cell-properties fo:border="0.0069in solid #00000A" fo:background-color="#E7E6E6" fo:padding-top="0in" fo:padding-left="0.0784in" fo:padding-bottom="0in" fo:padding-right="0.075in"/>
    </style:style>
    <style:style style:name="P133"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34" style:family="table-cell">
      <style:table-cell-properties fo:border="0.0069in solid #00000A" fo:background-color="#E7E6E6" fo:padding-top="0in" fo:padding-left="0.0784in" fo:padding-bottom="0in" fo:padding-right="0.075in"/>
    </style:style>
    <style:style style:name="P135"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36" style:family="table-cell">
      <style:table-cell-properties fo:border="0.0069in solid #00000A" fo:background-color="#E7E6E6" fo:padding-top="0in" fo:padding-left="0.0784in" fo:padding-bottom="0in" fo:padding-right="0.075in"/>
    </style:style>
    <style:style style:name="P137"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38" style:family="table-row">
      <style:table-row-properties style:use-optimal-row-height="false"/>
    </style:style>
    <style:style style:name="TableCell139" style:family="table-cell">
      <style:table-cell-properties fo:border="0.0069in solid #00000A" fo:background-color="#E7E6E6" fo:padding-top="0in" fo:padding-left="0.0784in" fo:padding-bottom="0in" fo:padding-right="0.075in"/>
    </style:style>
    <style:style style:name="P140"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1" style:family="table-cell">
      <style:table-cell-properties fo:border="0.0069in solid #00000A" fo:background-color="#E7E6E6" fo:padding-top="0in" fo:padding-left="0.0784in" fo:padding-bottom="0in" fo:padding-right="0.075in"/>
    </style:style>
    <style:style style:name="P142"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3" style:family="table-cell">
      <style:table-cell-properties fo:border="0.0069in solid #00000A" fo:background-color="#E7E6E6" fo:padding-top="0in" fo:padding-left="0.0784in" fo:padding-bottom="0in" fo:padding-right="0.075in"/>
    </style:style>
    <style:style style:name="P144"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45" style:family="table-row">
      <style:table-row-properties style:use-optimal-row-height="false"/>
    </style:style>
    <style:style style:name="TableCell146" style:family="table-cell">
      <style:table-cell-properties fo:border="0.0069in solid #00000A" fo:background-color="#E7E6E6" fo:padding-top="0in" fo:padding-left="0.0784in" fo:padding-bottom="0in" fo:padding-right="0.075in"/>
    </style:style>
    <style:style style:name="P147"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48" style:family="table-cell">
      <style:table-cell-properties fo:border="0.0069in solid #00000A" fo:background-color="#E7E6E6" fo:padding-top="0in" fo:padding-left="0.0784in" fo:padding-bottom="0in" fo:padding-right="0.075in"/>
    </style:style>
    <style:style style:name="P149"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0" style:family="table-cell">
      <style:table-cell-properties fo:border="0.0069in solid #00000A" fo:background-color="#E7E6E6" fo:padding-top="0in" fo:padding-left="0.0784in" fo:padding-bottom="0in" fo:padding-right="0.075in"/>
    </style:style>
    <style:style style:name="P151"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52" style:family="table-row">
      <style:table-row-properties style:use-optimal-row-height="false"/>
    </style:style>
    <style:style style:name="TableCell153" style:family="table-cell">
      <style:table-cell-properties fo:border="0.0069in solid #00000A" fo:background-color="#E7E6E6" fo:padding-top="0in" fo:padding-left="0.0784in" fo:padding-bottom="0in" fo:padding-right="0.075in"/>
    </style:style>
    <style:style style:name="P154"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5" style:family="table-cell">
      <style:table-cell-properties fo:border="0.0069in solid #00000A" fo:background-color="#E7E6E6" fo:padding-top="0in" fo:padding-left="0.0784in" fo:padding-bottom="0in" fo:padding-right="0.075in"/>
    </style:style>
    <style:style style:name="P156"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57" style:family="table-cell">
      <style:table-cell-properties fo:border="0.0069in solid #00000A" fo:background-color="#E7E6E6" fo:padding-top="0in" fo:padding-left="0.0784in" fo:padding-bottom="0in" fo:padding-right="0.075in"/>
    </style:style>
    <style:style style:name="P158"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59" style:family="table-row">
      <style:table-row-properties style:use-optimal-row-height="false"/>
    </style:style>
    <style:style style:name="TableCell160" style:family="table-cell">
      <style:table-cell-properties fo:border="0.0069in solid #00000A" fo:background-color="#E7E6E6" fo:padding-top="0in" fo:padding-left="0.0784in" fo:padding-bottom="0in" fo:padding-right="0.075in"/>
    </style:style>
    <style:style style:name="P161"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62" style:family="table-cell">
      <style:table-cell-properties fo:border="0.0069in solid #00000A" fo:background-color="#E7E6E6" fo:padding-top="0in" fo:padding-left="0.0784in" fo:padding-bottom="0in" fo:padding-right="0.075in"/>
    </style:style>
    <style:style style:name="P163"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64" style:family="table-cell">
      <style:table-cell-properties fo:border="0.0069in solid #00000A" fo:background-color="#E7E6E6" fo:padding-top="0in" fo:padding-left="0.0784in" fo:padding-bottom="0in" fo:padding-right="0.075in"/>
    </style:style>
    <style:style style:name="P165"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66" style:family="table-row">
      <style:table-row-properties style:use-optimal-row-height="false"/>
    </style:style>
    <style:style style:name="TableCell167" style:family="table-cell">
      <style:table-cell-properties fo:border="0.0069in solid #00000A" fo:background-color="#E7E6E6" fo:padding-top="0in" fo:padding-left="0.0784in" fo:padding-bottom="0in" fo:padding-right="0.075in"/>
    </style:style>
    <style:style style:name="P168"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69" style:family="table-cell">
      <style:table-cell-properties fo:border="0.0069in solid #00000A" fo:background-color="#E7E6E6" fo:padding-top="0in" fo:padding-left="0.0784in" fo:padding-bottom="0in" fo:padding-right="0.075in"/>
    </style:style>
    <style:style style:name="P170" style:parent-style-name="Normal" style:family="paragraph">
      <style:paragraph-properties fo:text-align="center"/>
      <style:text-properties style:font-name="Times New Roman" style:font-name-complex="Times New Roman" fo:font-size="12pt" style:font-size-asian="12pt" style:font-size-complex="12pt"/>
    </style:style>
    <style:style style:name="TableCell171" style:family="table-cell">
      <style:table-cell-properties fo:border="0.0069in solid #00000A" fo:background-color="#E7E6E6" fo:padding-top="0in" fo:padding-left="0.0784in" fo:padding-bottom="0in" fo:padding-right="0.075in"/>
    </style:style>
    <style:style style:name="P172" style:parent-style-name="Normal" style:family="paragraph">
      <style:paragraph-properties fo:text-align="center"/>
      <style:text-properties style:font-name="Times New Roman" style:font-name-complex="Times New Roman" fo:font-size="12pt" style:font-size-asian="12pt" style:font-size-complex="12pt"/>
    </style:style>
    <style:style style:name="TableRow173" style:family="table-row">
      <style:table-row-properties style:use-optimal-row-height="false"/>
    </style:style>
    <style:style style:name="TableCell174" style:family="table-cell">
      <style:table-cell-properties fo:border="0.0069in solid #00000A" fo:background-color="#E7E6E6" fo:padding-top="0in" fo:padding-left="0.0784in" fo:padding-bottom="0in" fo:padding-right="0.075in"/>
    </style:style>
    <style:style style:name="P175" style:parent-style-name="Normal" style:family="paragraph">
      <style:text-properties style:font-name="Times New Roman" style:font-name-complex="Times New Roman" fo:font-size="12pt" style:font-size-asian="12pt" style:font-size-complex="12pt"/>
    </style:style>
    <style:style style:name="TableCell176" style:family="table-cell">
      <style:table-cell-properties fo:border="0.0069in solid #00000A" fo:background-color="#E7E6E6" fo:padding-top="0in" fo:padding-left="0.0784in" fo:padding-bottom="0in" fo:padding-right="0.075in"/>
    </style:style>
    <style:style style:name="P177" style:parent-style-name="Normal" style:family="paragraph">
      <style:paragraph-properties fo:text-align="center"/>
      <style:text-properties style:font-name="Times New Roman" style:font-name-complex="Times New Roman" fo:font-size="12pt" style:font-size-asian="12pt" style:font-size-complex="12pt"/>
    </style:style>
    <style:style style:name="P178" style:parent-style-name="Standard" style:family="paragraph">
      <style:paragraph-properties fo:line-height="200%"/>
      <style:text-properties style:font-name="Times New Roman" style:font-name-complex="Times New Roman" fo:font-weight="bold" style:font-weight-asian="bold" fo:font-size="12pt" style:font-size-asian="12pt" style:font-size-complex="12pt"/>
    </style:style>
    <style:style style:name="P179" style:parent-style-name="Standard" style:family="paragraph">
      <style:paragraph-properties fo:line-height="200%"/>
      <style:text-properties style:font-name="Times New Roman" style:font-name-complex="Times New Roman" fo:font-size="12pt" style:font-size-asian="12pt" style:font-size-complex="12pt"/>
    </style:style>
    <style:style style:name="P180" style:parent-style-name="Standard"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style>
    <style:style style:name="P181" style:parent-style-name="Standard" style:family="paragraph">
      <style:paragraph-properties fo:line-height="200%"/>
    </style:style>
    <style:style style:name="T1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fo:language="el" fo:country="GR"/>
    </style:style>
    <style:style style:name="T187" style:parent-style-name="DefaultParagraphFont" style:family="text">
      <style:text-properties style:font-name="Times New Roman" style:font-name-complex="Times New Roman" fo:font-size="12pt" style:font-size-asian="12pt" style:font-size-complex="12pt" fo:language="en" fo:country="US"/>
    </style:style>
    <style:style style:name="P188" style:parent-style-name="Standard" style:family="paragraph">
      <style:paragraph-properties fo:line-height="200%"/>
      <style:text-properties style:font-name="Times New Roman" style:font-name-complex="Times New Roman" fo:font-size="12pt" style:font-size-asian="12pt" style:font-size-complex="12pt"/>
    </style:style>
    <style:style style:name="P189" style:parent-style-name="Standard" style:family="paragraph">
      <style:paragraph-properties fo:line-height="200%"/>
      <style:text-properties style:font-name="Times New Roman" style:font-name-complex="Times New Roman" fo:font-size="12pt" style:font-size-asian="12pt" style:font-size-complex="12pt"/>
    </style:style>
    <style:style style:name="P190" style:parent-style-name="Standard" style:family="paragraph">
      <style:paragraph-properties fo:line-height="200%"/>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T193" style:parent-style-name="DefaultParagraphFont" style:family="text">
      <style:text-properties style:font-name="Times New Roman" style:font-name-complex="Times New Roman" style:text-position="super 66.6%"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T196" style:parent-style-name="DefaultParagraphFont" style:family="text">
      <style:text-properties style:font-name="Times New Roman" style:font-name-complex="Times New Roman" style:text-position="super 66.6%"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style:text-position="super 66.6%"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style:text-position="super 66.6%"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style:style>
    <style:style style:name="T203" style:parent-style-name="DefaultParagraphFont" style:family="text">
      <style:text-properties style:font-name="Times New Roman" style:font-name-complex="Times New Roman" fo:font-size="12pt" style:font-size-asian="12pt" style:font-size-complex="12pt"/>
    </style:style>
    <style:style style:name="T204" style:parent-style-name="DefaultParagraphFont" style:family="text">
      <style:text-properties style:font-name="Times New Roman" style:font-name-complex="Times New Roman" style:text-position="super 66.6%"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style:text-position="super 66.6%" fo:font-size="12pt" style:font-size-asian="12pt" style:font-size-complex="12pt"/>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style:text-position="super 66.6%" fo:font-size="12pt" style:font-size-asian="12pt" style:font-size-complex="12pt"/>
    </style:style>
    <style:style style:name="T209" style:parent-style-name="DefaultParagraphFont" style:family="text">
      <style:text-properties style:font-name="Times New Roman" style:font-name-complex="Times New Roman" fo:font-size="12pt" style:font-size-asian="12pt" style:font-size-complex="12pt"/>
    </style:style>
    <style:style style:name="T210" style:parent-style-name="DefaultParagraphFont" style:family="text">
      <style:text-properties style:font-name="Times New Roman" style:font-name-complex="Times New Roman" style:text-position="super 66.6%" fo:font-size="12pt" style:font-size-asian="12pt" style:font-size-complex="12pt"/>
    </style:style>
    <style:style style:name="T211" style:parent-style-name="DefaultParagraphFont" style:family="text">
      <style:text-properties style:font-name="Times New Roman" style:font-name-complex="Times New Roman" fo:font-size="12pt" style:font-size-asian="12pt" style:font-size-complex="12pt"/>
    </style:style>
    <style:style style:name="T212" style:parent-style-name="DefaultParagraphFont" style:family="text">
      <style:text-properties style:font-name="Times New Roman" style:font-name-complex="Times New Roman" style:text-position="super 66.6%" fo:font-size="12pt" style:font-size-asian="12pt" style:font-size-complex="12pt"/>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P215" style:parent-style-name="Standard" style:family="paragraph">
      <style:paragraph-properties fo:line-height="200%"/>
    </style:style>
    <style:style style:name="T216" style:parent-style-name="DefaultParagraphFont" style:family="text">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font-size="12pt" style:font-size-asian="12pt" style:font-size-complex="12pt"/>
    </style:style>
    <style:style style:name="T218" style:parent-style-name="DefaultParagraphFont" style:family="text">
      <style:text-properties style:font-name="Times New Roman" style:font-name-complex="Times New Roman" style:text-position="super 66.6%" fo:font-size="12pt" style:font-size-asian="12pt" style:font-size-complex="12pt"/>
    </style:style>
    <style:style style:name="T219" style:parent-style-name="DefaultParagraphFont" style:family="text">
      <style:text-properties style:font-name="Times New Roman" style:font-name-complex="Times New Roman" fo:font-size="12pt" style:font-size-asian="12pt" style:font-size-complex="12pt"/>
    </style:style>
    <style:style style:name="T220" style:parent-style-name="DefaultParagraphFont" style:family="text">
      <style:text-properties style:font-name="Times New Roman" style:font-name-complex="Times New Roman" fo:font-size="12pt" style:font-size-asian="12pt" style:font-size-complex="12pt"/>
    </style:style>
    <style:style style:name="T221" style:parent-style-name="DefaultParagraphFont" style:family="text">
      <style:text-properties style:font-name="Times New Roman" style:font-name-complex="Times New Roman" style:text-position="super 66.6%" fo:font-size="12pt" style:font-size-asian="12pt" style:font-size-complex="12pt"/>
    </style:style>
    <style:style style:name="T222" style:parent-style-name="DefaultParagraphFont" style:family="text">
      <style:text-properties style:font-name="Times New Roman" style:font-name-complex="Times New Roman" fo:font-size="12pt" style:font-size-asian="12pt" style:font-size-complex="12pt"/>
    </style:style>
    <style:style style:name="T223" style:parent-style-name="DefaultParagraphFont" style:family="text">
      <style:text-properties style:font-name="Times New Roman" style:font-name-complex="Times New Roman" style:text-position="super 66.6%" fo:font-size="12pt" style:font-size-asian="12pt" style:font-size-complex="12pt"/>
    </style:style>
    <style:style style:name="T224" style:parent-style-name="DefaultParagraphFont" style:family="text">
      <style:text-properties style:font-name="Times New Roman" style:font-name-complex="Times New Roman" fo:font-size="12pt" style:font-size-asian="12pt" style:font-size-complex="12pt"/>
    </style:style>
    <style:style style:name="T225" style:parent-style-name="DefaultParagraphFont" style:family="text">
      <style:text-properties style:font-name="Times New Roman" style:font-name-complex="Times New Roman" fo:font-size="12pt" style:font-size-asian="12pt" style:font-size-complex="12pt"/>
    </style:style>
    <style:style style:name="T226" style:parent-style-name="DefaultParagraphFont" style:family="text">
      <style:text-properties style:font-name="Times New Roman" style:font-name-complex="Times New Roman" fo:font-size="12pt" style:font-size-asian="12pt" style:font-size-complex="12pt"/>
    </style:style>
    <style:style style:name="P227" style:parent-style-name="Standard" style:family="paragraph">
      <style:paragraph-properties fo:line-height="200%"/>
      <style:text-properties style:font-name="Times New Roman" style:font-name-complex="Times New Roman" fo:font-size="12pt" style:font-size-asian="12pt" style:font-size-complex="12pt"/>
    </style:style>
    <style:style style:name="P228" style:parent-style-name="Standard" style:family="paragraph">
      <style:paragraph-properties fo:line-height="200%"/>
      <style:text-properties style:font-name="Times New Roman" style:font-name-complex="Times New Roman" fo:font-size="12pt" style:font-size-asian="12pt" style:font-size-complex="12pt"/>
    </style:style>
    <style:style style:name="P229" style:parent-style-name="Standard" style:family="paragraph">
      <style:paragraph-properties fo:line-height="200%"/>
      <style:text-properties style:font-name="Times New Roman" style:font-name-complex="Times New Roman" fo:font-weight="bold" style:font-weight-asian="bold" fo:font-style="italic" style:font-style-asian="italic" fo:font-size="12pt" style:font-size-asian="12pt" style:font-size-complex="12pt"/>
    </style:style>
    <style:style style:name="P230" style:parent-style-name="Standard" style:family="paragraph">
      <style:paragraph-properties fo:line-height="200%"/>
      <style:text-properties style:font-name="Times New Roman" style:font-name-complex="Times New Roman" fo:font-size="12pt" style:font-size-asian="12pt" style:font-size-complex="12pt"/>
    </style:style>
    <style:style style:name="P231" style:parent-style-name="Standard" style:family="paragraph">
      <style:paragraph-properties fo:break-before="page" fo:text-align="center" fo:line-height="200%"/>
    </style:style>
    <style:style style:name="T2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style="italic" style:font-style-asian="italic" style:font-style-complex="italic"/>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style="italic" style:font-style-asian="italic" style:font-style-complex="italic"/>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style="italic" style:font-style-asian="italic" style:font-style-complex="italic"/>
    </style:style>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style="italic" style:font-style-asian="italic" style:font-style-complex="italic"/>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style="italic" style:font-style-asian="italic" style:font-style-complex="italic"/>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style="italic" style:font-style-asian="italic" style:font-style-complex="italic"/>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font-style="italic" style:font-style-asian="italic" style:font-style-complex="italic"/>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style="italic" style:font-style-asian="italic" style:font-style-complex="italic"/>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style="italic" style:font-style-asian="italic" style:font-style-complex="italic"/>
    </style:style>
    <style:style style:name="T263" style:parent-style-name="DefaultParagraphFont" style:family="text">
      <style:text-properties fo:font-weight="bold" style:font-weight-asian="bold" style:font-weight-complex="bold"/>
    </style:style>
  </office:automatic-styles>
  <office:body>
    <office:text text:use-soft-page-breaks="true">
      <text:p text:style-name="P1">Validation of an effective, low cost, Free/open access 3D-printed stethoscope</text:p>
      <text:p text:style-name="P3"/>
      <text:p text:style-name="P4"/>
      <text:p text:style-name="P5"><text:span text:style-name="T6">Alexander Pavlosky</text:span><text:span text:style-name="T7">1</text:span><text:span text:style-name="T8">, Jennifer Glauche, Spencer Chambers</text:span><text:span text:style-name="T9">1</text:span><text:span text:style-name="T10">, Mahmoud Al-Alawi, Kliment Yanev, Tarek Loubani</text:span><text:span text:style-name="T11">1,2,3,4*</text:span></text:p>
      <text:p text:style-name="P12"/>
      <text:p text:style-name="P13"><text:span text:style-name="T14">1<text:s/></text:span><text:span text:style-name="T15">Faculty of Medicine, University of Western Ontario, London, Ontario, Canada.</text:span></text:p>
      <text:p text:style-name="P16"><text:span text:style-name="T17">2<text:s/></text:span><text:span text:style-name="T18">Division of Emergency Medicine, Department of Medicine, University of Western Ontario, London, Ontario, Canada.</text:span></text:p>
      <text:p text:style-name="P19"><text:span text:style-name="T20">3</text:span><text:span text:style-name="T21"><text:s/>Division of Emergency Medicine, London Health Scien</text:span><text:span text:style-name="T22">ces Centre, London, Ontario, Canada</text:span></text:p>
      <text:p text:style-name="P23"><text:span text:style-name="T24">4</text:span><text:span text:style-name="T25"><text:s/>Division of Emergency Medicine, Al-Shifa Hospital, Gaza</text:span></text:p>
      <text:p text:style-name="P26"/>
      <text:p text:style-name="P27">* Corresponding author<text:s/></text:p>
      <text:p text:style-name="P28"><text:span text:style-name="T29">E-mail: Tarek.Loubani@lhsc.on.ca</text:span></text:p>
      <text:soft-page-break/>
      <text:h text:style-name="P30" text:outline-level="1">Abstract</text:h>
      <text:p text:style-name="P31"><text:span text:style-name="T32">The modern acoustic stethoscope is a powerful tool that clinicians use to detect subtle, pathol</text:span><text:span text:style-name="T33">ogical changes in cardiac, pulmonary and vascular sounds. Currently, brand-name stethoscopes such as the Littmann Cardiology III<text:s/></text:span><text:span text:style-name="T34"><office:annotation><dc:creator>Kristine VanAarsen</dc:creator><dc:date>2016-07-28T15:01:00</dc:date><text:p text:style-name="CommentText">I think Littman is a registered trademark so you’d have to put the<text:s/><text:span text:style-name="T35">®</text:span><text:span text:style-name="T36"><text:s/>after it</text:span></text:p></office:annotation></text:span><text:span text:style-name="T37">are expensive clinical tools and are widely regarded as the gold standard despite limited innovations in design or fabrication<text:s/></text:span><text:span text:style-name="T38">in recent decades. Consequently, the high cost of these models serves as a barrier to clinicians practicing in low- and middle-income countries. In this publication, we describe the design and validation of a low-cost open-access (Free/Libre) 3D-printed st</text:span><text:span text:style-name="T39">ethoscope which is comparable to the Littmann Cardiology III for use in low-access clinics.</text:span></text:p>
      <text:soft-page-break/>
      <text:h text:style-name="P40" text:outline-level="1">Introduction</text:h>
      <text:p text:style-name="P41"><text:span text:style-name="T42">Since its introduction in 1819, the acoustic stethoscope has been an integral part of clinical medicine and a powerful diagnostic tool in the hands of<text:s/></text:span><text:span text:style-name="T43">an astute clinician. Despite the lack of radical innovations in structure or design over recent decades, modern stethoscopes can be an expensive part of the physician’s armamentarium, often costing several hundred US dollars. The high cost of modern stetho</text:span><text:span text:style-name="T44">scopes remains a significant barrier to physicians practicing in some developing countries, where few affordable high-quality options exist. Traditionally, the selection of a stethoscope often does not involve the acoustic properties of the model</text:span><text:span text:style-name="T45">1</text:span><text:span text:style-name="T46"><text:s/>with mos</text:span><text:span text:style-name="T47">t users selecting an expensive brand-name stethoscope such at the Littmann Cardiology III – a model that is widely regarded as the field’s gold standard. However, previous studies which have compared stethoscope brands have concluded that cost does not cor</text:span><text:span text:style-name="T48">relate with better diaphragm sound quality at relevant frequencies, compared with lower-cost alternatives</text:span><text:span text:style-name="T49">2,3</text:span><text:span text:style-name="T50">.</text:span></text:p>
      <text:p text:style-name="P51"><text:span text:style-name="T52">Numerous groups have previously attempted to standardize methods to determine the efficacy of acoustic stethoscope models</text:span><text:span text:style-name="T53">1,4–8</text:span><text:span text:style-name="T54">, but currently no a</text:span><text:span text:style-name="T55">ccepted standardized modality exists. Consequently, the performance</text:span><text:span text:style-name="T56"><office:annotation><dc:creator>Kristine VanAarsen</dc:creator><dc:date>2016-07-28T15:07:00</dc:date><text:p text:style-name="CommentText">Do you mean the “quality of performace”?</text:p></office:annotation></text:span><text:span text:style-name="T57"><text:s/>of any acoustic stethoscope is little more than the manufacturer’s claim or the subjective opinion of the user. Some groups have attempted to objectively compare acoustic stethoscope model</text:span><text:span text:style-name="T58">s and currently two competing methods of measuring frequency response exist. The first method uses air coupling to transmit frequencies</text:span><text:span text:style-name="T59">2,6</text:span><text:span text:style-name="T60"><text:s/>while the other uses a phantom to simulate vibrations of the chest wall</text:span><text:span text:style-name="T61">7,9,10</text:span><text:span text:style-name="T62">. These methods allow investigators to q</text:span><text:span text:style-name="T63">uantitatively compare the sensitivity of a stethoscope model compared with another.</text:span></text:p>
      <text:p text:style-name="P64"><text:span text:style-name="T65">In this article, we describe the construction and validation of a low cost, Free/open access 3D printed acoustic stethoscope - referred to here as the ‘Glia model’. The aim</text:span><text:span text:style-name="T66"><text:s/>of the project is to give low budget health care systems affordable access to an effective stethoscope for a cost under<text:s/></text:span><text:soft-page-break/><text:span text:style-name="T67">$5 USD. To achieve this, we utilized 3D printing, a technology which is advancing rapidly and becoming increasingly inexpensive. The fl</text:span><text:span text:style-name="T68">exibility of 3D printing technology also allows users to augment our design to fit their own needs. We also attempt to make our validation methods accessible and low cost, allowing others to validate our design independently with ease.</text:span></text:p>
      <text:p text:style-name="P69"/>
      <text:h text:style-name="Heading1" text:outline-level="1">Methods</text:h>
      <text:h text:style-name="P70" text:outline-level="2">Stethoscope<text:s/>design</text:h>
      <text:p text:style-name="P71">Design of the Glia model 3D printed stethoscopes was done using Free/Open Source Software (FOSS) so as to keep costs low and allow others easy access to examine and modify code. CrystalSCAD was used to create digital models of the stethoscope head,<text:s/>two ear tubes and an ear plug mold. OpenSCAD was used to create digital models of the Y-piece, stethoscope ring and spring (Fig 1A). Other accessory hardware is required, such as the plastic diaphragm, tubing, ear plugs (optional if the mold is not used)<text:s/>and steel spring (optional if the printed spring is not desired). These can be found in Table 1.</text:p>
      <text:p text:style-name="P72"/>
      <text:p text:style-name="P73"><text:span text:style-name="T74">Figure 1. Computer aided design and assembly of the 3D printed stethoscope.<text:s/></text:span><text:span text:style-name="T75">Digital models of the 3D printed stethoscope parts are shown in Figure 1A. From le</text:span><text:span text:style-name="T76">ft to right: the head, Y piece and ear tube are shown. An earplug mold design is also shown in Figure 1B. Each part was 3D printed in ABS, with the assembled stethoscope is shown in Figure 1C using the bill of materials listed in Table 1.<text:s/></text:span></text:p>
      <text:p text:style-name="P77"/>
      <text:soft-page-break/>
      <text:p text:style-name="P78"><text:span text:style-name="T79">All print desig</text:span><text:span text:style-name="T80">ns can be downloaded for free at https://github.com/GliaX</text:span></text:p>
      <text:h text:style-name="P81" text:outline-level="2">Stethoscope printing and assembly</text:h>
      <text:p text:style-name="P82"><text:span text:style-name="T83">Each part was printed on a commodity 3D printer using acrylonitrile butadiene styrene (ABS) with either 15% or 100% infill as indicated and 0.2mm layer height. A 40</text:span><text:span text:style-name="T84"><text:s/>cm silicone 12mm outer diameter (OD), 8mm inner diameter (ID) tube was attached between the stethoscope head and the larger bore of the Y piece. Two 9 cm silicone 6mm OD, 4mm ID tubes were attached between the smaller bore of the Y piece and the ear tubes</text:span><text:span text:style-name="T85">. A diaphragm was cut from a Staples</text:span><text:span text:style-name="T86"><office:annotation><dc:creator>Kristine VanAarsen</dc:creator><dc:date>2016-07-28T15:14:00</dc:date><text:p text:style-name="CommentText">Also a registered trademark</text:p></office:annotation></text:span><text:span text:style-name="T87"><text:s/>brand PVC report cover (Swing-lock report cover, clear with black spine; UPC 718103160223) by turning a sharp caliper and creating a circular diaphragm with a 40mm diameter. This diaphragm was attached to the stethoscop</text:span><text:span text:style-name="T88">e head with a slotted rubber O-ring. However, in more recent models and due to difficulty finding such O-rings, we have replaced the O-ring with a printed ring. Spring steel was cut and crimped to form the ear tube spring. In more recent models, due to dif</text:span><text:span text:style-name="T89">ficulty manipulating and acquiring spring steel, we have used a printed truss that has some spring properties.</text:span></text:p>
      <text:p text:style-name="P90">Silicone was added to the ear plug molds (Fig 1B) as per manufacturer specifications and silicone ear plugs were attached to the ear tubes. The final construction can be seen in Fig 1C.</text:p>
      <text:p text:style-name="P91"><text:span text:style-name="T92">Costs in Table 1 were calculated using the density of ABS (1.03g/cm</text:span><text:span text:style-name="T93">3</text:span><text:span text:style-name="T94">) and the filament length, which is calculated by the printer driver. We assumed the price of 10 lbs (4.54 kg) of ABS pellets to be 31 USD.<text:s/></text:span></text:p>
      <text:p text:style-name="P95">Acoustic transfer</text:p>
      <text:p text:style-name="P96"><text:span text:style-name="T97">The frequency response of Glia model stethoscopes, compared with the Littmann Cardiology III, was determined using an experimental setup modelled from a phantom-based frequency response<text:s/></text:span><text:soft-page-break/><text:span text:style-name="T98">setup previously described</text:span><text:span text:style-name="T99">7</text:span><text:span text:style-name="T100">. A latex balloon filled with 2</text:span><text:span text:style-name="T101">L (2000g) of water was used as a phantom and each stethoscope was applied to the surface by hand. Phantom excitations were supplied by an external vibrating speaker at 86 Hz intervals between 0 and 5000 Hz (white noise) for 15 seconds. Three iterations of<text:s/></text:span><text:span text:style-name="T102">the Glia stethoscopes with variations in the output channel size and infill percentage were tested against the Littman Cardiology III. The output of each stethoscope was recorded by microphone for spectral analysis. The simplicity of this design was intend</text:span><text:span text:style-name="T103">ed to allow other users to validate our design independently.</text:span></text:p>
      <text:p text:style-name="P104"/>
      <text:h text:style-name="Heading1" text:outline-level="1">Results</text:h>
      <text:p text:style-name="P105"><text:tab/>After many iterations, we successfully designed a working stethoscope, known as the Glia model (Fig 1), at a total cost of $2.83 USD. A bill of materials and cost breakdown can be found in Table 1.</text:p>
      <table:table table:style-name="Table106">
        <table:table-columns>
          <table:table-column table:style-name="TableColumn107"/>
          <table:table-column table:style-name="TableColumn108"/>
          <table:table-column table:style-name="TableColumn109"/>
        </table:table-columns>
        <table:table-row table:style-name="TableRow110">
          <table:table-cell table:style-name="TableCell111">
            <text:p text:style-name="P112">Item</text:p>
          </table:table-cell>
          <table:table-cell table:style-name="TableCell113">
            <text:p text:style-name="P114">Dimensions</text:p>
          </table:table-cell>
          <table:table-cell table:style-name="TableCell115">
            <text:p text:style-name="P116">Cost (USD)</text:p>
          </table:table-cell>
        </table:table-row>
        <table:table-row table:style-name="TableRow117">
          <table:table-cell table:style-name="TableCell118">
            <text:p text:style-name="P119">Stethoscope head</text:p>
          </table:table-cell>
          <table:table-cell table:style-name="TableCell120">
            <text:p text:style-name="P121">44.30mm x 62.45mm x 17.80mm</text:p>
          </table:table-cell>
          <table:table-cell table:style-name="TableCell122">
            <text:p text:style-name="P123">$0.206<text:s/></text:p>
          </table:table-cell>
        </table:table-row>
        <table:table-row table:style-name="TableRow124">
          <table:table-cell table:style-name="TableCell125">
            <text:p text:style-name="P126">Stethoscope Y piece</text:p>
          </table:table-cell>
          <table:table-cell table:style-name="TableCell127">
            <text:p text:style-name="P128">70.89mm x 29.94mm x 9.00mm</text:p>
          </table:table-cell>
          <table:table-cell table:style-name="TableCell129">
            <text:p text:style-name="P130"><text:s/>$0.09</text:p>
          </table:table-cell>
        </table:table-row>
        <table:table-row table:style-name="TableRow131">
          <table:table-cell table:style-name="TableCell132">
            <text:p text:style-name="P133">Stethoscope ear tube</text:p>
          </table:table-cell>
          <table:table-cell table:style-name="TableCell134">
            <text:p text:style-name="P135">170.79mm x 83.62mm x 5.80mm</text:p>
          </table:table-cell>
          <table:table-cell table:style-name="TableCell136">
            <text:p text:style-name="P137">$0.07</text:p>
          </table:table-cell>
        </table:table-row>
        <table:table-row table:style-name="TableRow138">
          <table:table-cell table:style-name="TableCell139">
            <text:p text:style-name="P140">Stethoscope ring</text:p>
          </table:table-cell>
          <table:table-cell table:style-name="TableCell141">
            <text:p text:style-name="P142">r = 21mm, h = 7mm</text:p>
          </table:table-cell>
          <table:table-cell table:style-name="TableCell143">
            <text:p text:style-name="P144">$0.012</text:p>
          </table:table-cell>
        </table:table-row>
        <table:table-row table:style-name="TableRow145">
          <table:table-cell table:style-name="TableCell146">
            <text:p text:style-name="P147">Stethoscope spring</text:p>
          </table:table-cell>
          <table:table-cell table:style-name="TableCell148">
            <text:p text:style-name="P149">91.25mm x 111.62mm x 15.05mm<text:s/></text:p>
          </table:table-cell>
          <table:table-cell table:style-name="TableCell150">
            <text:p text:style-name="P151">$0.032</text:p>
          </table:table-cell>
        </table:table-row>
        <table:table-row table:style-name="TableRow152">
          <table:table-cell table:style-name="TableCell153">
            <text:p text:style-name="P154">Silicone tubing</text:p>
          </table:table-cell>
          <table:table-cell table:style-name="TableCell155">
            <text:p text:style-name="P156">40 cm – 12mm OD, 8mm ID / 2x 9 cm – 6mm OD, 4 mm ID</text:p>
          </table:table-cell>
          <table:table-cell table:style-name="TableCell157">
            <text:p text:style-name="P158">$1.93</text:p>
          </table:table-cell>
        </table:table-row>
        <table:table-row table:style-name="TableRow159">
          <table:table-cell table:style-name="TableCell160">
            <text:p text:style-name="P161">Diaphragm</text:p>
          </table:table-cell>
          <table:table-cell table:style-name="TableCell162">
            <text:p text:style-name="P163">r = 20mm</text:p>
          </table:table-cell>
          <table:table-cell table:style-name="TableCell164">
            <text:p text:style-name="P165">$0.06</text:p>
          </table:table-cell>
        </table:table-row>
        <table:table-row table:style-name="TableRow166">
          <table:table-cell table:style-name="TableCell167">
            <text:p text:style-name="P168">Ear plugs with mold</text:p>
          </table:table-cell>
          <table:table-cell table:style-name="TableCell169">
            <text:p text:style-name="P170">n/a</text:p>
          </table:table-cell>
          <table:table-cell table:style-name="TableCell171">
            <text:p text:style-name="P172">$0.43</text:p>
          </table:table-cell>
        </table:table-row>
        <table:table-row table:style-name="TableRow173">
          <table:table-cell table:style-name="TableCell174" table:number-columns-spanned="2">
            <text:p text:style-name="P175">Total</text:p>
          </table:table-cell>
          <table:covered-table-cell/>
          <table:table-cell table:style-name="TableCell176">
            <text:p text:style-name="P177">2.83</text:p>
          </table:table-cell>
        </table:table-row>
      </table:table>
      <text:p text:style-name="P178">Table 1. Bill of materials for the Glia model<text:s/>stethoscope (100% infill)<text:s/></text:p>
      <text:p text:style-name="P179">We compared three designs of the Glia stethoscope with varying channel sizes and infill percentages to the Littmann Cardiology III, as described in the methods. At all frequencies tested, the Glia model performed similarly to the<text:s/>Cardiology III (Fig 2A). The performance of<text:s/><text:soft-page-break/>the 100% infill, 6mm channel size Glia model 2 is highlighted in Fig 2B and is comparable to the Littmann, as demonstrated in the absolute difference curve.</text:p>
      <text:p text:style-name="P180"/>
      <text:p text:style-name="P181"><text:span text:style-name="T182">Figure 2. Calibration and comparison of 3D printed Gl</text:span><text:span text:style-name="T183">ia model stethoscopes to the gold standard Littmann Cardiology III.<text:s/></text:span><text:span text:style-name="T184">Stethoscope output responses were measured using the equipment setup described in the methods. Each stethoscope model recorded input sound at multiple frequencies and the change in amplitu</text:span><text:span text:style-name="T185">de between input and recorded sound was documented for each stethoscope (Figure 2A). Further comparison between the Glia Model 2 and the gold standard Littmann Cardiology III is shown in Figure 3B with the absolute<text:s/></text:span><text:span text:style-name="T186">Δ</text:span><text:span text:style-name="T187"><text:s/>magnitude plotted above (Figure 2B).</text:span></text:p>
      <text:p text:style-name="P188"/>
      <text:h text:style-name="Heading1" text:outline-level="1">Discussion</text:h>
      <text:p text:style-name="P189"><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ed<text:s/>to create a high quality acoustic stethoscope at a cost under 5 USD.</text:p>
      <text:p text:style-name="P190"><text:span text:style-name="T191"><text:tab/>The quality and intensity of the sound reaching the earpiece from the diaphragm is dependent on nearly every piece of the stethoscope as well as the physiology of the user. The</text:span><text:span text:style-name="T192">se <text:s/>variables have been previously well summarized</text:span><text:span text:style-name="T193">2</text:span><text:span text:style-name="T194"><text:s/>and include the size and vo</text:span><text:span text:style-name="T195">lume of the bell</text:span><text:span text:style-name="T196">6,11</text:span><text:span text:style-name="T197">; hardness of the inner cavity of the bell</text:span><text:span text:style-name="T198">12</text:span><text:span text:style-name="T199">; improperly fitted components allowing air leaks and<text:s/></text:span><text:soft-page-break/><text:span text:style-name="T200">loss of sound</text:span><text:span text:style-name="T201">11</text:span><text:span text:style-name="T202">; the thickness, size and tautness of the diaphragm and the interior smoothness, rigidity, length and diameter of the tubin</text:span><text:span text:style-name="T203">g</text:span><text:span text:style-name="T204">13,14</text:span><text:span text:style-name="T205">. Additional user related factors include improperly fitted ear pieces that allow air exchange</text:span><text:span text:style-name="T206">3,11,14,15</text:span><text:span text:style-name="T207">; anatomical variations of the auditory canal of the user</text:span><text:span text:style-name="T208">15</text:span><text:span text:style-name="T209">; background noise</text:span><text:span text:style-name="T210">16</text:span><text:span text:style-name="T211"><text:s/>and training</text:span><text:span text:style-name="T212">17</text:span><text:span text:style-name="T213">. Many of these variables needed to be considered wh</text:span><text:span text:style-name="T214">en designing the Glia model stethoscope, particularly physical properties such as channel diameter through the 3D printed parts and infill percentage, which ultimately determines the density and hardness of the parts.</text:span></text:p>
      <text:p text:style-name="P215"><text:span text:style-name="T216">As previously mentioned, no standard m</text:span><text:span text:style-name="T217">ethod of determining the acoustic response of stethoscope models currently exists. Previous studies have attempted to objectively quantify stethoscope efficacy</text:span><text:span text:style-name="T218">6,7,9,10</text:span><text:span text:style-name="T219"><text:s/>and previous comparisons between brands indicate that no significant correlation between</text:span><text:span text:style-name="T220"><text:s/>cost and quality exists</text:span><text:span text:style-name="T221">2,3</text:span><text:span text:style-name="T222">. However, there may be some subjective decrease in efficacy when using low-quality disposable stethoscopes</text:span><text:span text:style-name="T223">17</text:span><text:span text:style-name="T224">. Using a phantom-based method, we show here that the Glia model stethoscope, at a cost of 2.83 USD, is comparable to th</text:span><text:span text:style-name="T225">e Littmann Cardiology III across a range of spectral frequencies from 86 Hz to 5000 Hz, making it a low-cost, suitable alternative to those who cannot access or afford a high cost model. Ultimately, however, the usefulness of any stethoscope is dependent o</text:span><text:span text:style-name="T226">n user preference and so we encourage those with access to a 3D printer to build and test our model independently.</text:span></text:p>
      <text:p text:style-name="P227">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is gradually being introduced<text:s/>in the Gaza strip, an area with extremely limited access to medical devices. Hospitals in Gaza are self-sufficient producers of these stethoscopes.</text:p>
      <text:soft-page-break/>
      <text:p text:style-name="P228">Future plans include expanding access by providing validated models of other pieces of medical equipment, including pulse oximeters and ECG machines, allowing health institutions to sustainably produce affordable, high quality equipment for many clinicians.</text:p>
      <text:p text:style-name="P229"/>
      <text:h text:style-name="Heading1" text:outline-level="1">Acknowledgments</text:h>
      <text:p text:style-name="P230">We would like to thank Carrie Wakem for her administrative support throughout the course<text:s/>of this project.</text:p>
      <text:soft-page-break/>
      <text:p text:style-name="P231"><text:span text:style-name="T232">Citations</text:span></text:p>
      <text:p text:style-name="Bibliography">1.<text:tab/>Johnston, F. D. &amp; Kline, E. M. An acoustical study of the stethoscope.<text:s/><text:span text:style-name="T233">Arch Intern Med</text:span><text:s/>328–339 (1940).</text:p>
      <text:p text:style-name="Bibliography">2.<text:tab/>Abella, M., Formolo, J. &amp; Penney, D. Comparison of the acoustic properties of six popular stethoscopes.<text:s/><text:span text:style-name="T234">J Acoust Soc AM</text:span><text:s/>2224–2228 (1992).</text:p>
      <text:p text:style-name="Bibliography">3.<text:tab/>Kindig, J., Beeson, T., Campbell, R., Andries, F. &amp; Tavel, M. Acoustical performance of the stethoscope: a comparative analysis.<text:s/><text:span text:style-name="T235">Am Heart J</text:span><text:s/><text:span text:style-name="T236">104,</text:span><text:s/>269–275 (1982).</text:p>
      <text:p text:style-name="Bibliography">4.<text:tab/>Ertel, P., Lawrence, M., Brown, R. &amp; Stern AM. Stethoscope acoustics.<text:s/>I. The doctor and his stethoscope.<text:s/><text:span text:style-name="T237">Circulation</text:span><text:s/><text:span text:style-name="T238">34,</text:span><text:s/>889–898 (1966).</text:p>
      <text:p text:style-name="Bibliography">5.<text:tab/>Ertel, P., Lawrence, M., Brown, R. &amp; Stern AM. Stethoscope acoustics. II. Transmission and filtration patterns.<text:s/><text:span text:style-name="T239">Circulation</text:span><text:s/><text:span text:style-name="T240">34,</text:span><text:s/>899–909 (1966).</text:p>
      <text:p text:style-name="Bibliography">6.<text:tab/>Ertel, P., Lawrence, M. &amp; Song, W. How<text:s/>to test stethoscopes.<text:s/><text:span text:style-name="T241">Med Res Eng</text:span><text:s/><text:span text:style-name="T242">8,</text:span><text:s/>7–17 (1969).</text:p>
      <text:p text:style-name="Bibliography">7.<text:tab/>Watrous, R., Grove, D. &amp; Bowen, D. Methods and results in characterizing electronic stethoscopes.<text:s/><text:span text:style-name="T243">Comput. Cardiol.</text:span><text:s/>653–656 (2002).</text:p>
      <text:p text:style-name="Bibliography">8.<text:tab/>Gavish, B. &amp; Heller, O. A practical method for evaluating stethoscopes.<text:s/><text:span text:style-name="T244">Biomed Instrum Technol</text:span><text:s/><text:span text:style-name="T245">26,</text:span><text:s/>97–102 (1992).</text:p>
      <text:p text:style-name="Bibliography">9.<text:tab/>Royston, T., Zhang, X., Mansy, H. &amp; Sandler, R. Modeling sound transmission through the pulmonary system and chest with application to diagnosis of a collapsed lung.<text:s/><text:span text:style-name="T246">J Acoust Soc Am</text:span><text:s/><text:span text:style-name="T247">111,</text:span><text:s/>1931–1946</text:p>
      <text:p text:style-name="Bibliography">10.<text:tab/>Padmanabhan, V., Semmlow, J. &amp; Welkowitz, W. Accelerometer type cardiac transducer for detection of low-level heart sounds.<text:s/><text:span text:style-name="T248">IEEE Trans Biomed Eng</text:span><text:s/><text:span text:style-name="T249">40,</text:span><text:s/>21–28 (1993).</text:p>
      <text:p text:style-name="Bibliography">11.<text:tab/>Ertel, P., Lawrence, M. &amp; Song, W. Stethoscope acoustics and the engineer: Concepts and problems.<text:s/><text:span text:style-name="T250">J Audio Eng Soc</text:span><text:s/><text:span text:style-name="T251">19,</text:span><text:s/>182–186 (1971).</text:p>
      <text:p text:style-name="Bibliography">12.<text:tab/>Rappaport, M. B. &amp; Sprague, H. B. Physiologic and physical laws that govern ausculation, and their clinical application: The acoustic stethoscope and the electrical amplifying stethoscope and stethograph.<text:s/><text:span text:style-name="T252">Am Heart</text:span><text:span text:style-name="T253"><text:s/>J</text:span><text:s/><text:span text:style-name="T254">21,</text:span><text:s/>257–318 (1941).</text:p>
      <text:soft-page-break/>
      <text:p text:style-name="Bibliography">13.<text:tab/>Rappaport, M. B. &amp; Sprague, H. B. The effects of tubing bore on stethoscope efficiency.<text:s/><text:span text:style-name="T255">Am Heart J</text:span><text:s/>605–609 (1951).</text:p>
      <text:p text:style-name="Bibliography">14.<text:tab/>Rappaport, M. B. &amp; Sprague, H. B. The effects of improper fitting of stethoscope to ears on auscultatory efficiency.<text:s/><text:span text:style-name="T256">Am Heart J</text:span><text:s/><text:span text:style-name="T257">43,</text:span><text:s/>713–715 (1952).</text:p>
      <text:p text:style-name="Bibliography">15.<text:tab/>Groom, D. &amp; Chapman, W. Anatomic variations of the auditory canal pertaining to the fit of stethoscope earpieces.<text:s/><text:span text:style-name="T258">Circulation</text:span><text:s/><text:span text:style-name="T259">19,</text:span><text:s/>606–608 (1959).</text:p>
      <text:p text:style-name="Bibliography">16.<text:tab/>Groom, D. The effect of background noise on cardiac auscultation.<text:s/><text:span text:style-name="T260">Am Heart J</text:span><text:s/><text:span text:style-name="T261">52,</text:span><text:s/>781–790 (1956).</text:p>
      <text:p text:style-name="Bibliography">17.<text:tab/>Mehmood, M., Abu Grara, H. L., Stewart, J. S. &amp; Khasawneh, F. A. Comparing the auscultatory accuracy of health care professionals using three different brands of stethoscopes on a simulator.<text:s/><text:span text:style-name="T262">Med. Devices Evid. Res.</text:span><text:s/><text:span text:style-name="T263">7,</text:span><text:s/>273–281 (201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Sans" svg:font-family="Liberation Sans" style:font-family-generic="swiss" style:font-pitch="variable"/>
    <style:font-face style:name="Lucida Sans Unicode" svg:font-family="Lucida Sans Unicode" style:font-family-generic="swiss" style:font-pitch="variable" svg:panose-1="2 11 6 2 3 5 4 2 2 4"/>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language="en"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ucida Sans Unicode"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Bibliography" style:display-name="Bibliography" style:family="paragraph" style:parent-style-name="Standard" style:next-style-name="Standard">
      <style:paragraph-properties fo:margin-bottom="0in" fo:line-height="200%" fo:margin-left="0.1833in" fo:text-indent="-0.1833in">
        <style:tab-stops>
          <style:tab-stop style:type="left" style:position="0.1833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Heading">
      <style:text-properties fo:hyphenate="false"/>
    </style:style>
    <style:style style:name="TableContents" style:display-name="Table Contents" style:family="paragraph" style:parent-style-name="Standard">
      <style:text-properties fo:hyphenate="false"/>
    </style:style>
    <style:style style:name="HeaderChar" style:display-name="Header Char" style:family="text" style:parent-style-name="DefaultParagraphFont">
      <style:text-properties fo:language="en" fo:country="CA"/>
    </style:style>
    <style:style style:name="FooterChar" style:display-name="Footer Char" style:family="text" style:parent-style-name="DefaultParagraphFont">
      <style:text-properties fo:language="en" fo:country="CA"/>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neNumber" style:display-name="Line Numbe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1" style:display-name="Comment Text Char1" style:family="text" style:parent-style-name="DefaultParagraphFont">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style-number>
      <text:list-level-style-number text:level="2" style:num-suffix="." style:num-format="">
        <style:list-level-properties text:space-before="0.5in" text:min-label-width="0.25in"/>
      </text:list-level-style-number>
      <text:list-level-style-number text:level="3" style:num-suffix="." style:num-format="">
        <style:list-level-properties text:space-before="0.75in" text:min-label-width="0.25in"/>
      </text:list-level-style-number>
      <text:list-level-style-number text:level="4" style:num-suffix="." style:num-format="">
        <style:list-level-properties text:space-before="1in" text:min-label-width="0.25in"/>
      </text:list-level-style-number>
      <text:list-level-style-number text:level="5" style:num-suffix="." style:num-format="">
        <style:list-level-properties text:space-before="1.25in" text:min-label-width="0.25in"/>
      </text:list-level-style-number>
      <text:list-level-style-number text:level="6" style:num-suffix="." style:num-format="">
        <style:list-level-properties text:space-before="1.5in" text:min-label-width="0.25in"/>
      </text:list-level-style-number>
      <text:list-level-style-number text:level="7" style:num-suffix="." style:num-format="">
        <style:list-level-properties text:space-before="1.75in" text:min-label-width="0.25in"/>
      </text:list-level-style-number>
      <text:list-level-style-number text:level="8" style:num-suffix="." style:num-format="">
        <style:list-level-properties text:space-before="2in" text:min-label-width="0.25in"/>
      </text:list-level-style-number>
      <text:list-level-style-number text:level="9" style:num-suffix="." style:num-format="">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text:linenumbering-configuration text:increment="1" text:offset="0.125in" text:restart-on-page="tru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meta:initial-creator>
    <dc:creator>Kristine VanAarsen</dc:creator>
    <meta:creation-date>2016-07-28T19:17:00Z</meta:creation-date>
    <dc:date>2016-07-28T19:18:00Z</dc:date>
    <meta:template xlink:href="Normal" xlink:type="simple"/>
    <meta:editing-cycles>2</meta:editing-cycles>
    <meta:editing-duration>PT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lt;data data-version="3" zotero-version="4.0.29.10"&gt;&lt;session id="8QwBLQiw"/&gt;&lt;style id="http://www.zotero.org/styles/nature" hasBibliography="1" bibliographyStyleHasBeenSet="1"/&gt;&lt;prefs&gt;&lt;pref name="fieldType" value="Field"/&gt;&lt;pref name="storeReferences" value=</meta:user-defined>
    <meta:user-defined meta:name="ZOTERO_PREF_2">"true"/&gt;&lt;pref name="automaticJournalAbbreviations" value="true"/&gt;&lt;pref name="noteType" value=""/&gt;&lt;/prefs&gt;&lt;/data&gt;</meta:user-defined>
    <meta:document-statistic meta:page-count="11" meta:paragraph-count="29" meta:word-count="2205" meta:character-count="14751" meta:row-count="104" meta:non-whitespace-character-count="12575"/>
  </office:meta>
</office:document-meta>
</file>